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f" fo:letter-spacing="normal" loext:padding-left="0in" loext:padding-right="0in" loext:padding-top="0.25in" loext:padding-bottom="0in" loext:border-left="none" loext:border-right="none" loext:border-top="4.51pt solid #000000" loext:border-bottom="none"/>
    </style:style>
    <style:style style:name="P2" style:family="paragraph" style:parent-style-name="Heading_20_3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f" fo:letter-spacing="normal" loext:padding="0in" loext:border="none"/>
    </style:style>
    <style:style style:name="P3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4292f" style:font-name="ui-monospace" fo:font-size="10.5pt" fo:letter-spacing="normal" fo:font-style="normal" fo:font-weight="normal" loext:padding="0in" loext:border="none"/>
    </style:style>
    <style:style style:name="T1" style:family="text">
      <style:text-properties style:font-name="apple-system" fo:font-size="15pt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…<text:span text:style-name="T1">or create a new repository on the command line</text:span></text:h>
      <text:p text:style-name="P3"><text:bookmark text:name="empty-setup-new-repo-echo"/>echo "# chatroom_websocket" &gt;&gt; README.md</text:p>
      <text:p text:style-name="P3">git init</text:p>
      <text:p text:style-name="P3">git add README.md</text:p>
      <text:p text:style-name="P3">git commit -m "first commit"</text:p>
      <text:p text:style-name="P3">git branch -M main</text:p>
      <text:p text:style-name="P3">git remote add origin https://github.com/Ranaawais786/chatroom_websocket.git</text:p>
      <text:p text:style-name="P3">git push -u origin main</text:p>
      <text:h text:style-name="P2" text:outline-level="3">…<text:span text:style-name="T1">or push an existing repository from the command line</text:span></text:h>
      <text:p text:style-name="P3"><text:bookmark text:name="empty-setup-push-repo-echo"/>git remote add origin https://github.com/Ranaawais786/chatroom_websocket.git</text:p>
      <text:p text:style-name="P3">git branch -M main</text:p>
      <text:p text:style-name="P3">git push -u origin main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21:50:54.267752124</meta:creation-date>
    <dc:date>2022-03-08T21:51:39.796982858</dc:date>
    <meta:editing-duration>PT48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61" meta:character-count="427" meta:non-whitespace-character-count="378"/>
  </office:meta>
</office:document-meta>
</file>